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03942" style:font-name="dejavu sans mono" fo:font-size="8.25pt" fo:letter-spacing="normal" fo:font-style="normal" fo:font-weight="normal" officeooo:rsid="00204e64" officeooo:paragraph-rsid="00204e64"/>
    </style:style>
    <style:style style:name="P2" style:family="paragraph" style:parent-style-name="Standard">
      <style:text-properties fo:font-variant="normal" fo:text-transform="none" fo:color="#303942" style:font-name="dejavu sans mono" fo:font-size="8.25pt" fo:letter-spacing="normal" fo:font-style="normal" fo:font-weight="normal" officeooo:rsid="00249792" officeooo:paragraph-rsid="00249792"/>
    </style:style>
    <style:style style:name="P3" style:family="paragraph" style:parent-style-name="Standard">
      <style:text-properties fo:font-variant="normal" fo:text-transform="none" fo:color="#303942" style:font-name="dejavu sans mono" fo:font-size="8.25pt" fo:letter-spacing="normal" fo:font-style="normal" fo:font-weight="normal" officeooo:rsid="00263477" officeooo:paragraph-rsid="00263477"/>
    </style:style>
    <style:style style:name="P4" style:family="paragraph" style:parent-style-name="Standard">
      <style:text-properties fo:font-variant="normal" fo:text-transform="none" fo:color="#303942" style:font-name="dejavu sans mono" fo:font-size="8.25pt" fo:letter-spacing="normal" fo:font-style="normal" fo:font-weight="normal" officeooo:rsid="00264234" officeooo:paragraph-rsid="00264234"/>
    </style:style>
    <style:style style:name="P5" style:family="paragraph" style:parent-style-name="Standard">
      <style:text-properties fo:font-variant="normal" fo:text-transform="none" fo:color="#303942" style:font-name="dejavu sans mono" fo:font-size="8.25pt" fo:letter-spacing="normal" fo:font-style="normal" fo:font-weight="normal" officeooo:rsid="0027161d" officeooo:paragraph-rsid="0027161d"/>
    </style:style>
    <style:style style:name="T1" style:family="text">
      <style:text-properties officeooo:rsid="0026b3cc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 função para solicitar tres números e apresentá-los em ordem crescente, primeiramente criei três inputs e inseri dentro de uma array(vetor), pegando o id de cada uma, após usei a função sort para ordenar os dados, e então mandei printar no campo ordem os dados da função.</text:p>
      <text:p text:style-name="P2"/>
      <text:p text:style-name="P4">Na função para misturar os cinco valores, utilizei as funções Math.floor(Math.random), que pegam um valor e ordena pelo método que você quiser, inicialmente joguei os 5 <text:span text:style-name="T1">dados dos inputs em uma array e atribui a dados, depois só mandei sortear todos os dados com a função math.flor vezes 10.</text:span> </text:p>
      <text:p text:style-name="P2"/>
      <text:p text:style-name="P5">Na função do cep, criei uma variavel que pega oque tem dentro do input e então busca através de um if, caso seja igual mostar a cidade, caso não seja, não mostra o cep;</text:p>
      <text:p text:style-name="P5"/>
      <text:p text:style-name="P2">Na função slide, utilizei somente a função setTimeout, nela, será determinada a imagem e o tempo que ela será exibida, após o fim dela, eu jogo outra função parecida com a mesma funcionalidade e na ultima eu jogo a primeira função para começar novamente.</text:p>
      <text:p text:style-name="P2">Para fazer isto, obtive ajuda deste site:</text:p>
      <text:p text:style-name="P2"><text:a xlink:type="simple" xlink:href="http://www.linhadecodigo.com.br/artigo/3505/criando-banners-e-slides-simples-com-javascript.aspx">http://www.linhadecodigo.com.br/artigo/3505/criando-banners-e-slides-simples-com-javascript.aspx</text:a></text:p>
      <text:p text:style-name="P2"/>
      <text:p text:style-name="P2">Na função de tabs, utilizei inicialmente a função childNodes, que pesquisei eu um tutorial e diz que esta função retorna os seus elementos anteriores, após, criei a variável i que inicialmente é 0, e sempre que ela for 0 eu executo a função para exibir a primeira tab e adicionar 1 a ela.</text:p>
      <text:p text:style-name="P2">Com a função childNOdes, eu pego os elementos LI e A, referenciando com a variavel i;</text:p>
      <text:p text:style-name="P2">Então eu uso o getatribute para exibir a tab conforme onde é clicado (href);</text:p>
      <text:p text:style-name="P2">resseto a variavel i novamente;</text:p>
      <text:p text:style-name="P2">com um onclick, eu jogo o selected na tab para exibição;</text:p>
      <text:p text:style-name="P2">e nas outras tabs dou um ocultar que contém um display: none; depois jogo na url cada href de cada tab para a função lastindexof pegar oque tem em #na url.</text:p>
      <text:p text:style-name="P2">Para fazer isto obtive ajuda deste site: <text:a xlink:type="simple" xlink:href="http://www.pinceladasdaweb.com.br/blog/uploads/javascript-tabs/">http://www.pinceladasdaweb.com.br/blog/uploads/javascript-tabs/</text:a>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6:56:48.491245204</meta:creation-date>
    <dc:date>2015-11-21T11:01:55.329248119</dc:date>
    <meta:editing-duration>PT5H5M59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320" meta:character-count="1918" meta:non-whitespace-character-count="1610"/>
  </office:meta>
</office:document-meta>
</file>